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dia</text:p>
          </table:table-cell>
          <table:table-cell table:formula="of:=AVERAGE([.A1:.A30])" office:value-type="float" office:value="31.7" calcext:value-type="float">
            <text:p>31.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p</text:p>
          </table:table-cell>
          <table:table-cell table:formula="of:=STDEV([.A1:.A30])" office:value-type="float" office:value="4.3003608509375" calcext:value-type="float">
            <text:p>4.3003608509</text:p>
          </table:table-cell>
          <table:table-cell/>
          <table:table-cell office:value-type="string" calcext:value-type="string">
            <text:p>C1</text:p>
          </table:table-cell>
          <table:table-cell table:formula="of:=[.D2] - (([.D3]*[.D4])/[.D5])" office:value-type="float" office:value="30.3660558369145" calcext:value-type="float">
            <text:p>30.36605583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string" calcext:value-type="string">
            <text:p>C2</text:p>
          </table:table-cell>
          <table:table-cell table:formula="of:=[.D2] + (([.D3]*[.D4])/[.D5])" office:value-type="float" office:value="33.0339441630855" calcext:value-type="float">
            <text:p>33.03394416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 0.5</text:p>
          </table:table-cell>
          <table:table-cell table:formula="of:=SQRT(30)" office:value-type="float" office:value="5.47722557505166" calcext:value-type="float">
            <text:p>5.47722557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ERROMAX</text:p>
          </table:table-cell>
          <table:table-cell table:style-name="ce1" table:formula="of:=(MAX([.G3:.G4]) - [.D2])/[.D2]" office:value-type="percentage" office:value="0.0420802575105836" calcext:value-type="percentage">
            <text:p>4.21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1:17:53.050416560</meta:creation-date>
    <dc:date>2017-09-10T22:33:47.378087317</dc:date>
    <meta:editing-duration>PT45M33S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